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67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68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50">
      <style:text-properties fo:font-weight="bold" style:font-weight-asian="bold" style:font-weight-complex="bold"/>
    </style:style>
    <style:style style:name="ce3" style:family="table-cell" style:parent-style-name="Default" style:data-style-name="N5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atus</text:p>
          </table:table-cell>
          <table:table-cell table:style-name="ce2" office:value-type="string" calcext:value-type="string">
            <text:p>Time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dd monthly balance</text:p>
          </table:table-cell>
          <table:table-cell office:value-type="string" calcext:value-type="string">
            <text:p>1-TODO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roper error handling (wrong/missing id,...)</text:p>
          </table:table-cell>
          <table:table-cell office:value-type="string" calcext:value-type="string">
            <text:p>1-TODO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efactoring DB access</text:p>
          </table:table-cell>
          <table:table-cell office:value-type="string" calcext:value-type="string">
            <text:p>1-TODO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reate backup script</text:p>
          </table:table-cell>
          <table:table-cell office:value-type="string" calcext:value-type="string">
            <text:p>1-TODO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icely formatted input forms (editbook, edituser)</text:p>
          </table:table-cell>
          <table:table-cell office:value-type="string" calcext:value-type="string">
            <text:p>1-TODO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reate special CSS for mobile devices</text:p>
          </table:table-cell>
          <table:table-cell office:value-type="string" calcext:value-type="string">
            <text:p>1-TODO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ranslations in a separate file</text:p>
          </table:table-cell>
          <table:table-cell office:value-type="string" calcext:value-type="string">
            <text:p>1-TODO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ransition to Smarty</text:p>
          </table:table-cell>
          <table:table-cell office:value-type="string" calcext:value-type="string">
            <text:p>2-DONE</text:p>
          </table:table-cell>
          <table:table-cell office:value-type="date" office:date-value="2013-12-24T13:13:42.705002" calcext:value-type="date">
            <text:p>24.12.13 13:13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dd book entries</text:p>
          </table:table-cell>
          <table:table-cell office:value-type="string" calcext:value-type="string">
            <text:p>2-DONE</text:p>
          </table:table-cell>
          <table:table-cell office:value-type="date" office:date-value="2013-12-25T01:02:04.367122" calcext:value-type="date">
            <text:p>25.12.13 01:02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dd default user ('gemeinsam') to book when creating it</text:p>
          </table:table-cell>
          <table:table-cell office:value-type="string" calcext:value-type="string">
            <text:p>2-DONE</text:p>
          </table:table-cell>
          <table:table-cell office:value-type="date" office:date-value="2013-12-24T15:31:31.468738" calcext:value-type="date">
            <text:p>24.12.13 15:31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dd users to book</text:p>
          </table:table-cell>
          <table:table-cell office:value-type="string" calcext:value-type="string">
            <text:p>2-DONE</text:p>
          </table:table-cell>
          <table:table-cell office:value-type="date" office:date-value="2013-12-25T00:17:42.345682" calcext:value-type="date">
            <text:p>25.12.13 00:17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reate users in model</text:p>
          </table:table-cell>
          <table:table-cell office:value-type="string" calcext:value-type="string">
            <text:p>2-DONE</text:p>
          </table:table-cell>
          <table:table-cell office:value-type="date" office:date-value="2013-12-24T13:14:23.826584" calcext:value-type="date">
            <text:p>24.12.13 13:14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dit a book</text:p>
          </table:table-cell>
          <table:table-cell office:value-type="string" calcext:value-type="string">
            <text:p>2-DONE</text:p>
          </table:table-cell>
          <table:table-cell office:value-type="date" office:date-value="2013-12-25T00:17:44.269268" calcext:value-type="date">
            <text:p>25.12.13 00:17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ve a new book</text:p>
          </table:table-cell>
          <table:table-cell office:value-type="string" calcext:value-type="string">
            <text:p>2-DONE</text:p>
          </table:table-cell>
          <table:table-cell office:value-type="date" office:date-value="2013-12-24T23:29:38.00515" calcext:value-type="date">
            <text:p>24.12.13 23:29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ser login</text:p>
          </table:table-cell>
          <table:table-cell office:value-type="string" calcext:value-type="string">
            <text:p>2-DONE</text:p>
          </table:table-cell>
          <table:table-cell office:value-type="date" office:date-value="2013-12-25T20:32:27.686731" calcext:value-type="date">
            <text:p>25.12.13 20:32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ate is stored in a wrong format!</text:p>
          </table:table-cell>
          <table:table-cell office:value-type="string" calcext:value-type="string">
            <text:p>2-DONE</text:p>
          </table:table-cell>
          <table:table-cell office:value-type="date" office:date-value="2013-12-25T20:11:36.77347" calcext:value-type="date">
            <text:p>25.12.13 20:11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ist book entries</text:p>
          </table:table-cell>
          <table:table-cell office:value-type="string" calcext:value-type="string">
            <text:p>2-DONE</text:p>
          </table:table-cell>
          <table:table-cell office:value-type="date" office:date-value="2013-12-25T01:02:07.759763" calcext:value-type="date">
            <text:p>25.12.13 01:02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Validate that input amount is a float</text:p>
          </table:table-cell>
          <table:table-cell office:value-type="string" calcext:value-type="string">
            <text:p>2-DONE</text:p>
          </table:table-cell>
          <table:table-cell office:value-type="date" office:date-value="2013-12-25T20:11:41.557425" calcext:value-type="date">
            <text:p>25.12.13 20:11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isplay most recent descriptions as suggestion</text:p>
          </table:table-cell>
          <table:table-cell office:value-type="string" calcext:value-type="string">
            <text:p>2-DONE</text:p>
          </table:table-cell>
          <table:table-cell office:value-type="date" office:date-value="2013-12-26T08:05:10.110576" calcext:value-type="date">
            <text:p>26.12.13 08:05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ort book entries by date</text:p>
          </table:table-cell>
          <table:table-cell office:value-type="string" calcext:value-type="string">
            <text:p>2-DONE</text:p>
          </table:table-cell>
          <table:table-cell office:value-type="date" office:date-value="2013-12-25T21:30:39.179919" calcext:value-type="date">
            <text:p>25.12.13 21:30</text:p>
          </table:table-cell>
          <table:table-cell table:number-columns-repeated="102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1:Sheet1.AMJ1048576">
          <table:sort>
            <table:sort-by table:field-number="2" table:data-type="automatic"/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6">00.00.0000</text:date>, <text:time style:data-style-name="N2" text:time-value="0000-00-00T00:00:01.0208642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5H48M51S</meta:editing-duration>
    <meta:editing-cycles>27</meta:editing-cycles>
    <meta:generator>LibreOffice/4.1.3.2$Linux_X86_64 LibreOffice_project/410m0$Build-2</meta:generator>
    <dc:date>2013-12-26T09:16:43.723554288</dc:date>
    <meta:document-statistic meta:table-count="3" meta:cell-count="78" meta:object-count="0"/>
    <meta:user-defined meta:name="Info 1"/>
    <meta:user-defined meta:name="Info 2"/>
    <meta:user-defined meta:name="Info 3"/>
    <meta:user-defined meta:name="Info 4"/>
  </office:meta>
</office:document-meta>
</file>